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4.4167in" table:align="left" fo:background-color="#ffffff">
        <style:background-image/>
      </style:table-properties>
    </style:style>
    <style:style style:name="Table1.A" style:family="table-column">
      <style:table-column-properties style:column-width="2.5292in"/>
    </style:style>
    <style:style style:name="Table1.B" style:family="table-column">
      <style:table-column-properties style:column-width="1.8875in"/>
    </style:style>
    <style:style style:name="Table1.A1" style:family="table-cell">
      <style:table-cell-properties style:vertical-align="middle" fo:padding="0.0417in" fo:border="0.05pt solid #000000"/>
    </style:style>
    <style:style style:name="P1" style:family="paragraph" style:parent-style-name="Standard">
      <style:text-properties officeooo:rsid="001169dc" officeooo:paragraph-rsid="001169dc"/>
    </style:style>
    <style:style style:name="P2" style:family="paragraph" style:parent-style-name="Standard">
      <style:text-properties fo:font-size="20pt" fo:font-weight="bold" officeooo:rsid="001169dc" officeooo:paragraph-rsid="001169dc" style:font-size-asian="20pt" style:font-weight-asian="bold" style:font-size-complex="20pt" style:font-weight-complex="bold"/>
    </style:style>
    <style:style style:name="P3" style:family="paragraph" style:parent-style-name="Standard">
      <style:text-properties fo:font-weight="bold" officeooo:rsid="001169dc" officeooo:paragraph-rsid="001169dc" style:font-weight-asian="bold" style:font-weight-complex="bold"/>
    </style:style>
    <style:style style:name="P4" style:family="paragraph" style:parent-style-name="Standard">
      <style:text-properties fo:font-size="15pt" fo:font-weight="bold" officeooo:rsid="001169dc" officeooo:paragraph-rsid="001169dc" style:font-size-asian="15pt" style:font-weight-asian="bold" style:font-size-complex="15pt" style:font-weight-complex="bold"/>
    </style:style>
    <style:style style:name="P5" style:family="paragraph" style:parent-style-name="Standard">
      <style:text-properties fo:font-size="15pt" fo:font-weight="bold" officeooo:rsid="00129147" officeooo:paragraph-rsid="00129147" style:font-size-asian="15pt" style:font-weight-asian="bold" style:font-size-complex="15pt" style:font-weight-complex="bold"/>
    </style:style>
    <style:style style:name="P6" style:family="paragraph" style:parent-style-name="Standard">
      <style:text-properties fo:font-size="15pt" fo:font-weight="bold" officeooo:rsid="001169dc" officeooo:paragraph-rsid="001169dc" style:font-size-asian="13.1000003814697pt" style:font-weight-asian="bold" style:font-size-complex="15pt" style:font-weight-complex="bold"/>
    </style:style>
    <style:style style:name="P7" style:family="paragraph" style:parent-style-name="Standard">
      <style:text-properties fo:font-size="15pt" fo:font-weight="bold" officeooo:rsid="00129147" officeooo:paragraph-rsid="00129147" style:font-size-asian="13.1000003814697pt" style:font-weight-asian="bold" style:font-size-complex="15pt" style:font-weight-complex="bold"/>
    </style:style>
    <style:style style:name="P8" style:family="paragraph" style:parent-style-name="Standard">
      <style:text-properties fo:font-size="12pt" fo:font-weight="normal" officeooo:rsid="001169dc" officeooo:paragraph-rsid="001169dc" style:font-size-asian="10.5pt" style:font-weight-asian="normal" style:font-size-complex="12pt" style:font-weight-complex="normal"/>
    </style:style>
    <style:style style:name="P9" style:family="paragraph" style:parent-style-name="Standard">
      <style:text-properties fo:font-size="12pt" fo:font-weight="normal" officeooo:rsid="00129147" officeooo:paragraph-rsid="00129147" style:font-size-asian="10.5pt" style:font-weight-asian="normal" style:font-size-complex="12pt" style:font-weight-complex="normal"/>
    </style:style>
    <style:style style:name="P10" style:family="paragraph" style:parent-style-name="Standard">
      <style:text-properties fo:font-size="12pt" fo:font-weight="bold" officeooo:rsid="001169dc" officeooo:paragraph-rsid="001169dc" style:font-size-asian="10.5pt" style:font-weight-asian="bold" style:font-size-complex="12pt" style:font-weight-complex="bold"/>
    </style:style>
    <style:style style:name="P11" style:family="paragraph" style:parent-style-name="Standard">
      <style:text-properties fo:font-weight="normal" officeooo:rsid="00129147" officeooo:paragraph-rsid="00129147" style:font-weight-asian="normal" style:font-weight-complex="normal"/>
    </style:style>
    <style:style style:name="P12" style:family="paragraph" style:parent-style-name="Standard">
      <style:text-properties style:font-name="Liberation Serif" fo:font-size="12pt" officeooo:rsid="001169dc" officeooo:paragraph-rsid="001169dc" style:font-size-asian="12pt" style:font-size-complex="12pt"/>
    </style:style>
    <style:style style:name="P13" style:family="paragraph" style:parent-style-name="Standard">
      <style:text-properties fo:color="#000000" style:font-name="Liberation Serif" fo:font-size="12pt" fo:font-weight="bold" officeooo:rsid="0013f428" officeooo:paragraph-rsid="0013f428" style:font-size-asian="12pt" style:font-weight-asian="bold" style:font-size-complex="12pt" style:font-weight-complex="bold"/>
    </style:style>
    <style:style style:name="P14" style:family="paragraph" style:parent-style-name="Standard">
      <style:text-properties fo:color="#000000" style:font-name="Liberation Serif" fo:font-size="12pt" fo:font-weight="bold" officeooo:rsid="001169dc" officeooo:paragraph-rsid="0013f428" style:font-size-asian="12pt" style:font-weight-asian="bold" style:font-size-complex="12pt" style:font-weight-complex="bold"/>
    </style:style>
    <style:style style:name="P15" style:family="paragraph" style:parent-style-name="Standard">
      <style:text-properties fo:color="#000000" style:font-name="Liberation Serif" fo:font-size="12pt" fo:font-weight="bold" officeooo:paragraph-rsid="0013f428" style:font-size-asian="12pt" style:font-weight-asian="bold" style:font-size-complex="12pt" style:font-weight-complex="bold"/>
    </style:style>
    <style:style style:name="P16" style:family="paragraph" style:parent-style-name="Standard">
      <style:text-properties fo:color="#000000" style:font-name="Liberation Serif" fo:font-size="12pt" officeooo:rsid="001169dc" officeooo:paragraph-rsid="0013f428" style:font-size-asian="12pt" style:font-size-complex="12pt"/>
    </style:style>
    <style:style style:name="P17" style:family="paragraph" style:parent-style-name="Standard">
      <style:text-properties fo:color="#000000" style:font-name="Liberation Serif" fo:font-size="12pt" fo:font-weight="normal" officeooo:rsid="0015235d" officeooo:paragraph-rsid="0015235d" style:font-size-asian="12pt" style:font-weight-asian="normal" style:font-size-complex="12pt" style:font-weight-complex="normal"/>
    </style:style>
    <style:style style:name="P18" style:family="paragraph" style:parent-style-name="Standard" style:master-page-name="">
      <loext:graphic-properties draw:fill="none"/>
      <style:paragraph-properties fo:margin-left="0.8118in" fo:margin-right="0in" fo:text-indent="-0.8118in" style:auto-text-indent="false" style:page-number="auto" fo:background-color="transparent">
        <style:tab-stops/>
      </style:paragraph-properties>
      <style:text-properties fo:font-size="12pt" fo:font-weight="normal" officeooo:rsid="001169dc" officeooo:paragraph-rsid="001169dc" style:font-size-asian="10.5pt" style:font-weight-asian="normal" style:font-size-complex="12pt" style:font-weight-complex="normal"/>
    </style:style>
    <style:style style:name="P19" style:family="paragraph" style:parent-style-name="Standard">
      <loext:graphic-properties draw:fill="none"/>
      <style:paragraph-properties fo:margin-left="0.8118in" fo:margin-right="0in" fo:text-indent="-0.8118in" style:auto-text-indent="false" fo:background-color="transparent">
        <style:tab-stops/>
      </style:paragraph-properties>
      <style:text-properties fo:font-size="12pt" fo:font-weight="normal" officeooo:rsid="001169dc" officeooo:paragraph-rsid="001169dc" style:font-size-asian="10.5pt" style:font-weight-asian="normal" style:font-size-complex="12pt" style:font-weight-complex="normal"/>
    </style:style>
    <style:style style:name="P20" style:family="paragraph" style:parent-style-name="Standard">
      <loext:graphic-properties draw:fill="none"/>
      <style:paragraph-properties fo:margin-left="0in" fo:margin-right="0in" fo:text-indent="0in" style:auto-text-indent="false" fo:background-color="transparent">
        <style:tab-stops/>
      </style:paragraph-properties>
      <style:text-properties fo:font-size="12pt" fo:font-weight="normal" officeooo:rsid="001169dc" officeooo:paragraph-rsid="001169dc" style:font-size-asian="10.5pt" style:font-weight-asian="normal" style:font-size-complex="12pt" style:font-weight-complex="normal"/>
    </style:style>
    <style:style style:name="P21" style:family="paragraph" style:parent-style-name="Standard">
      <loext:graphic-properties draw:fill="none"/>
      <style:paragraph-properties fo:margin-left="0in" fo:margin-right="0in" fo:text-indent="0in" style:auto-text-indent="false" fo:background-color="transparent">
        <style:tab-stops/>
      </style:paragraph-properties>
      <style:text-properties fo:font-size="12pt" fo:font-weight="bold" officeooo:rsid="001169dc" officeooo:paragraph-rsid="001169dc" style:font-size-asian="10.5pt" style:font-weight-asian="bold" style:font-size-complex="12pt" style:font-weight-complex="bold"/>
    </style:style>
    <style:style style:name="P22"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style:text-properties fo:font-variant="normal" fo:text-transform="none" fo:color="#000000" style:font-name="Liberation Serif" fo:font-size="12pt" fo:letter-spacing="normal" fo:font-style="normal" fo:font-weight="normal" style:font-size-asian="12pt" style:font-size-complex="12pt"/>
    </style:style>
    <style:style style:name="P23"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style:text-properties officeooo:paragraph-rsid="00129147"/>
    </style:style>
    <style:style style:name="P24" style:family="paragraph" style:parent-style-name="Heading_20_4">
      <style:paragraph-properties fo:margin-left="0in" fo:margin-right="0in" fo:margin-top="0in" fo:margin-bottom="0in" loext:contextual-spacing="false" fo:line-height="100%" fo:orphans="2" fo:widows="2" fo:text-indent="0in" style:auto-text-indent="false"/>
      <style:text-properties fo:font-variant="normal" fo:text-transform="none" fo:color="#000000" style:font-name="Liberation Serif" fo:font-size="12pt" fo:letter-spacing="normal" fo:font-style="normal" fo:font-weight="bold" style:font-size-asian="12pt" style:font-size-complex="12pt"/>
    </style:style>
    <style:style style:name="P25" style:family="paragraph" style:parent-style-name="Text_20_body">
      <style:text-properties fo:font-variant="normal" fo:text-transform="none" fo:color="#000000" style:font-name="Liberation Serif" fo:font-size="12pt" fo:letter-spacing="normal" fo:font-style="normal" fo:font-weight="normal" officeooo:rsid="00129147" officeooo:paragraph-rsid="00129147" style:font-size-asian="12pt" style:font-weight-asian="normal" style:font-size-complex="12pt" style:font-weight-complex="normal"/>
    </style:style>
    <style:style style:name="P26" style:family="paragraph" style:parent-style-name="Text_20_body">
      <style:text-properties fo:font-variant="normal" fo:text-transform="none" fo:color="#000000" style:font-name="Liberation Serif" fo:font-size="12pt" fo:letter-spacing="normal" fo:font-style="normal" fo:font-weight="normal" officeooo:rsid="0013f428" officeooo:paragraph-rsid="0013f428" fo:background-color="transparent" style:font-size-asian="12pt" style:font-weight-asian="bold" style:font-size-complex="12pt" style:font-weight-complex="bold"/>
    </style:style>
    <style:style style:name="P27" style:family="paragraph" style:parent-style-name="Text_20_body">
      <style:paragraph-properties fo:line-height="100%"/>
      <style:text-properties fo:font-variant="normal" fo:text-transform="none" fo:color="#000000" style:font-name="Liberation Serif" fo:font-size="12pt" fo:letter-spacing="normal" fo:font-style="normal" fo:font-weight="bold" officeooo:rsid="00129147" officeooo:paragraph-rsid="00129147" fo:background-color="transparent" style:font-size-asian="12pt" style:font-weight-asian="bold" style:font-size-complex="12pt" style:font-weight-complex="bold"/>
    </style:style>
    <style:style style:name="P28" style:family="paragraph" style:parent-style-name="Text_20_body">
      <style:text-properties fo:font-variant="normal" fo:text-transform="none" fo:color="#000000" style:font-name="Liberation Serif" fo:font-size="12pt" fo:letter-spacing="normal" fo:font-style="normal" fo:font-weight="bold" officeooo:rsid="0013f428" officeooo:paragraph-rsid="0013f428" fo:background-color="transparent" style:font-size-asian="12pt" style:font-weight-asian="bold" style:font-size-complex="12pt" style:font-weight-complex="bold"/>
    </style:style>
    <style:style style:name="P29" style:family="paragraph" style:parent-style-name="Text_20_body">
      <style:paragraph-properties fo:line-height="100%"/>
      <style:text-properties fo:font-variant="normal" fo:text-transform="none" fo:color="#000000" style:font-name="Liberation Serif" fo:font-size="12pt" fo:letter-spacing="normal" fo:font-style="normal" fo:font-weight="bold" officeooo:rsid="0013f428" officeooo:paragraph-rsid="0013f428" fo:background-color="transparent" style:font-size-asian="12pt" style:font-weight-asian="bold" style:font-size-complex="12pt" style:font-weight-complex="bold"/>
    </style:style>
    <style:style style:name="P30" style:family="paragraph" style:parent-style-name="Text_20_body">
      <style:text-properties fo:font-variant="normal" fo:text-transform="none" fo:color="#000000" style:font-name="Liberation Serif" fo:font-size="12pt" fo:letter-spacing="normal" fo:font-style="normal" fo:font-weight="bold" officeooo:rsid="0015235d" officeooo:paragraph-rsid="0015235d" fo:background-color="transparent" style:font-size-asian="12pt" style:font-weight-asian="bold" style:font-size-complex="12pt" style:font-weight-complex="bold"/>
    </style:style>
    <style:style style:name="P31" style:family="paragraph" style:parent-style-name="Table_20_Heading">
      <style:paragraph-properties fo:text-align="start" style:justify-single-word="false"/>
      <style:text-properties style:font-name="Liberation Serif" fo:font-size="12pt" fo:font-weight="bold" style:font-size-asian="12pt" style:font-size-complex="12pt"/>
    </style:style>
    <style:style style:name="P32" style:family="paragraph" style:parent-style-name="Heading_20_3">
      <style:text-properties fo:font-variant="normal" fo:text-transform="none" fo:color="#000000" style:font-name="Liberation Serif" fo:font-size="15pt" fo:letter-spacing="normal" fo:font-style="normal" fo:font-weight="bold" officeooo:rsid="001169dc" officeooo:paragraph-rsid="001169dc" style:font-size-asian="15pt" style:font-size-complex="15pt"/>
    </style:style>
    <style:style style:name="P33" style:family="paragraph" style:parent-style-name="Table_20_Contents">
      <style:paragraph-properties fo:text-align="start" style:justify-single-word="false"/>
      <style:text-properties style:font-name="Liberation Serif" fo:font-size="12pt" style:font-size-asian="12pt" style:font-size-complex="12pt"/>
    </style:style>
    <style:style style:name="P34" style:family="paragraph" style:parent-style-name="Standard">
      <style:text-properties fo:font-size="15pt" fo:font-weight="bold" officeooo:rsid="001169dc" officeooo:paragraph-rsid="001169dc" style:font-size-asian="15pt" style:font-weight-asian="bold" style:font-size-complex="15pt" style:font-weight-complex="bold"/>
    </style:style>
    <style:style style:name="P35" style:family="paragraph" style:parent-style-name="Standard">
      <style:text-properties fo:font-size="15pt" fo:font-weight="bold" officeooo:rsid="00129147" officeooo:paragraph-rsid="00129147" style:font-size-asian="13.1000003814697pt" style:font-weight-asian="bold" style:font-size-complex="15pt" style:font-weight-complex="bold"/>
    </style:style>
    <style:style style:name="P36" style:family="paragraph" style:parent-style-name="Standard">
      <style:text-properties fo:font-weight="normal" officeooo:rsid="001169dc" officeooo:paragraph-rsid="001169dc" style:font-weight-asian="normal" style:font-weight-complex="normal"/>
    </style:style>
    <style:style style:name="P37" style:family="paragraph" style:parent-style-name="Standard">
      <style:text-properties fo:font-weight="normal" officeooo:rsid="00129147" officeooo:paragraph-rsid="00129147" style:font-weight-asian="normal" style:font-weight-complex="normal"/>
    </style:style>
    <style:style style:name="P38" style:family="paragraph" style:parent-style-name="Standard">
      <style:text-properties fo:color="#000000" fo:font-size="12pt" fo:font-weight="normal" officeooo:rsid="0013f428" officeooo:paragraph-rsid="0013f428" style:font-size-asian="10.5pt" style:font-weight-asian="normal" style:font-size-complex="12pt" style:font-weight-complex="normal"/>
    </style:style>
    <style:style style:name="P39" style:family="paragraph" style:parent-style-name="Standard">
      <style:text-properties fo:color="#000000" style:font-name="Liberation Serif" fo:font-size="12pt" fo:font-weight="normal" officeooo:rsid="0013f428" officeooo:paragraph-rsid="0013f428" style:font-size-asian="12pt" style:font-weight-asian="normal" style:font-size-complex="12pt" style:font-weight-complex="normal"/>
    </style:style>
    <style:style style:name="P40" style:family="paragraph" style:parent-style-name="Standard">
      <style:text-properties fo:font-variant="normal" fo:text-transform="none" fo:color="#000000" style:font-name="Liberation Serif" fo:font-size="12pt" fo:letter-spacing="normal" fo:font-style="normal" fo:font-weight="bold" officeooo:rsid="0013f428" officeooo:paragraph-rsid="0013f428" style:font-size-asian="12pt" style:font-weight-asian="bold" style:font-size-complex="12pt" style:font-weight-complex="bold"/>
    </style:style>
    <style:style style:name="P41" style:family="paragraph" style:parent-style-name="Standard">
      <style:text-properties fo:font-variant="normal" fo:text-transform="none" fo:color="#000000" style:font-name="Liberation Serif" fo:font-size="12pt" fo:letter-spacing="normal" fo:font-style="normal" fo:font-weight="bold" officeooo:rsid="0015235d" officeooo:paragraph-rsid="0015235d" style:font-size-asian="12pt" style:font-weight-asian="bold" style:font-size-complex="12pt" style:font-weight-complex="bold"/>
    </style:style>
    <style:style style:name="P42" style:family="paragraph" style:parent-style-name="Standard">
      <style:text-properties fo:font-variant="normal" fo:text-transform="none" fo:color="#000000" style:font-name="Liberation Serif" fo:font-size="12pt" fo:letter-spacing="normal" fo:font-style="normal" fo:font-weight="normal" officeooo:rsid="0015235d" officeooo:paragraph-rsid="0015235d" style:font-size-asian="12pt" style:font-weight-asian="normal" style:font-size-complex="12pt" style:font-weight-complex="normal"/>
    </style:style>
    <style:style style:name="P43" style:family="paragraph" style:parent-style-name="Standard">
      <style:text-properties fo:font-variant="normal" fo:text-transform="none" fo:color="#000000" style:font-name="Liberation Serif" fo:font-size="15pt" fo:letter-spacing="normal" fo:font-style="normal" fo:font-weight="bold" officeooo:rsid="00165dc8" officeooo:paragraph-rsid="0015235d" style:font-size-asian="13.1000003814697pt" style:font-weight-asian="bold" style:font-size-complex="15pt" style:font-weight-complex="bold"/>
    </style:style>
    <style:style style:name="P44" style:family="paragraph" style:parent-style-name="Standard">
      <style:text-properties fo:font-variant="normal" fo:text-transform="none" fo:color="#000000" style:font-name="Liberation Serif" fo:font-size="15pt" fo:letter-spacing="normal" fo:font-style="normal" fo:font-weight="bold" officeooo:rsid="00165dc8" officeooo:paragraph-rsid="00165dc8" style:font-size-asian="13.1000003814697pt" style:font-weight-asian="bold" style:font-size-complex="15pt" style:font-weight-complex="bold"/>
    </style:style>
    <style:style style:name="P45" style:family="paragraph" style:parent-style-name="Text_20_body">
      <style:text-properties fo:font-variant="normal" fo:text-transform="none" fo:color="#000000" style:font-name="Liberation Serif" fo:font-size="12pt" fo:letter-spacing="normal" fo:font-style="normal" fo:font-weight="normal" officeooo:rsid="0013f428" officeooo:paragraph-rsid="0013f428" fo:background-color="transparent" style:font-size-asian="12pt" style:font-weight-asian="bold" style:font-size-complex="12pt" style:font-weight-complex="bold"/>
    </style:style>
    <style:style style:name="T1" style:family="text">
      <style:text-properties fo:font-weight="normal" style:font-weight-asian="normal" style:font-weight-complex="normal"/>
    </style:style>
    <style:style style:name="T2" style:family="text">
      <style:text-properties fo:font-weight="normal" officeooo:rsid="0013f428" style:font-weight-asian="normal" style:font-weight-complex="normal"/>
    </style:style>
    <style:style style:name="T3" style:family="text">
      <style:text-properties fo:font-weight="bold"/>
    </style:style>
    <style:style style:name="T4" style:family="text">
      <style:text-properties fo:font-weight="bold" style:font-weight-asian="bold" style:font-weight-complex="bold"/>
    </style:style>
    <style:style style:name="T5" style:family="text">
      <style:text-properties fo:font-weight="bold" officeooo:rsid="0015235d" style:font-weight-asian="bold" style:font-weight-complex="bold"/>
    </style:style>
    <style:style style:name="T6" style:family="text">
      <style:text-properties fo:font-variant="normal" fo:text-transform="none" fo:color="#000000" style:font-name="Liberation Serif" fo:font-size="12pt" fo:letter-spacing="normal" fo:font-style="normal" fo:font-weight="bold" style:font-size-asian="12pt" style:font-size-complex="12pt"/>
    </style:style>
    <style:style style:name="T7" style:family="text">
      <style:text-properties fo:font-variant="normal" fo:text-transform="none" fo:color="#000000" style:font-name="Liberation Serif" fo:font-size="12pt" fo:letter-spacing="normal" fo:font-style="normal" fo:font-weight="normal" style:font-size-asian="12pt" style:font-size-complex="12pt"/>
    </style:style>
    <style:style style:name="T8" style:family="text">
      <style:text-properties fo:font-variant="normal" fo:text-transform="none" fo:letter-spacing="normal" fo:font-style="normal"/>
    </style:style>
    <style:style style:name="T9" style:family="text">
      <style:text-properties fo:font-variant="normal" fo:text-transform="none" fo:letter-spacing="normal" fo:font-style="normal" officeooo:rsid="0013f428"/>
    </style:style>
    <style:style style:name="T10" style:family="text">
      <style:text-properties officeooo:rsid="00129147"/>
    </style:style>
    <style:style style:name="T11" style:family="text">
      <style:text-properties style:font-weight-asian="normal" style:font-weight-complex="normal"/>
    </style:style>
    <style:style style:name="T12" style:family="text">
      <style:text-properties officeooo:rsid="0013f42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Project Stage 3: Blocking</text:p>
      <text:p text:style-name="P2"/>
      <text:p text:style-name="P4">Project Description</text:p>
      <text:p text:style-name="P1">This part of the project focus on developing a blocker on two datasets before we start to do matching on them. Two movie databases are chosen for this part of the project. The data are crawled from the websites and stored in CSV format. Seven attributes/columns are selected and cleaned for blocking.</text:p>
      <text:p text:style-name="P1"/>
      <text:p text:style-name="P4">Summary</text:p>
      <text:p text:style-name="P1">The Blocking is split into 3 stages:</text:p>
      <text:p text:style-name="P3">Stage1: <text:span text:style-name="T1">Develop potential candidate blocker using base attributes</text:span></text:p>
      <text:p text:style-name="P3">Stage2: <text:span text:style-name="T1">Build blockers on top of selected potential blockers from Stage1</text:span></text:p>
      <text:p text:style-name="P3">Stage3: <text:span text:style-name="T1">Develop final blocker from Stage2</text:span></text:p>
      <text:p text:style-name="P36"/>
      <text:p text:style-name="P4">Final Blocker Design</text:p>
      <text:p text:style-name="P10">Stage1:</text:p>
      <text:p text:style-name="P8">Candidate 1 is obtained by using Magellan’s Overlap Blocker on the <text:span text:style-name="T4">“Title” </text:span>attribute.</text:p>
      <text:p text:style-name="P8">Candidate 1x is then obtained by using Edit Distance Similarity with a Threshold of 0.4 on Candidate 1</text:p>
      <text:p text:style-name="P8"/>
      <text:p text:style-name="P10">Stage2:</text:p>
      <text:p text:style-name="P8">Candidate A is obtained by using <text:span text:style-name="T4">“Director” </text:span>with Magellan’s Overlap Blocker on Candidate 1x</text:p>
      <text:p text:style-name="P8">Candidate B is obtained by using <text:span text:style-name="T4">“Category”</text:span> with Magellan’s Overlap Blocker on Candidate 1x</text:p>
      <text:p text:style-name="P18">Candidate C is obtained by using <text:span text:style-name="T4">“Duration” </text:span>with Magellan’s Attribute Equivalence Blocker on Candidate 1x</text:p>
      <text:p text:style-name="P19"/>
      <text:p text:style-name="P21">Stage3:</text:p>
      <text:p text:style-name="P20">The final blocker is obtained using the union of Candidate A, Candidate B and Candidate C.</text:p>
      <text:p text:style-name="P20"/>
      <text:p text:style-name="P6">Data Introduction</text:p>
      <text:p text:style-name="P1">Dataset A: IMDB Data</text:p>
      <text:p text:style-name="P1">Dataset B: Rotten Tomatoes Data</text:p>
      <text:p text:style-name="P1">Blocking is needed to reduce the size of Dataset A x Dataset B</text:p>
      <text:p text:style-name="P1">Size of Dataset A = 21701 rows</text:p>
      <text:p text:style-name="P1">Size of Dataset B = 6921 rows</text:p>
      <text:p text:style-name="P1">Size of Dataset A x Dataset B = 150,192,621 rows</text:p>
      <text:p text:style-name="P1"/>
      <text:p text:style-name="P1">Selected Potential Attributes for Blocking:</text:p>
      <text:p text:style-name="P1">ID: Intger, Unique ID for each row</text:p>
      <text:p text:style-name="P1">Title: String, name of the movie</text:p>
      <text:p text:style-name="P1">Category: Sets of strings, genre for the movie</text:p>
      <text:p text:style-name="P1">Duration: Integer, in minutes</text:p>
      <text:p text:style-name="P1">Rating: Integer, x/100, average rating of the movie out of 100</text:p>
      <text:p text:style-name="P1">Rating Count: Integer, number of people that contribute to the rating</text:p>
      <text:p text:style-name="P1">Director: String, name of the director of the movie</text:p>
      <text:p text:style-name="P1"/>
      <text:p text:style-name="P1"/>
      <text:p text:style-name="P1"/>
      <text:p text:style-name="P4"><text:soft-page-break/>Development Process</text:p>
      <text:p text:style-name="P4"/>
      <text:p text:style-name="P4">Cleaning and Information Extraction Stage</text:p>
      <text:p text:style-name="P3">Dataset A: IMDB</text:p>
      <text:p text:style-name="P1">1) Combine the two columns "director" and "creator" into one single "director" column since they are the same thing</text:p>
      <text:p text:style-name="P1">2) Remove white spaces, extra commas at the end of string, remove utf-8 encoding, convert everything to ascii</text:p>
      <text:p text:style-name="P1">3) Convert duration to "x minutes" instead of "x hour y min" format</text:p>
      <text:p text:style-name="P1">4) Multiply the rating by 10 to convert it to an integer</text:p>
      <text:p text:style-name="P1">5) Remove the comma in rating count to convert it into an integer</text:p>
      <text:p text:style-name="P1">6) Replace N/A and empty values to Null</text:p>
      <text:p text:style-name="P1"/>
      <text:p text:style-name="P3">Dataset B: Rotten Tomatoes</text:p>
      <text:p text:style-name="P1">1) Multiply the rating by 20 because rotten tomatoes rating is x/5 and we want it to be x/100</text:p>
      <text:p text:style-name="P1">2) Remove the comma in rating count</text:p>
      <text:p text:style-name="P1">3) Remove the comma in rating count to convert it into an intger</text:p>
      <text:p text:style-name="P1">4) Replace N/A and empty values to Null</text:p>
      <text:p text:style-name="P1">5) Some categories have an '&amp;' in the string such as 'Anime &amp; Manga', split it into two different category to match IMDB's style</text:p>
      <text:p text:style-name="P1">6) Remove white spaces, extra commas at the end of string, remove utf-8 encoding, convert everything to ascii</text:p>
      <text:p text:style-name="P1">7) Remove the string "minutes" from duration</text:p>
      <text:p text:style-name="P1"/>
      <text:h text:style-name="P32" text:outline-level="3">Categories Blocking</text:h>
      <text:p text:style-name="P22">Categories and their counts. Have to clean this and match them because IMDB and Rotten Tomatoes named their category differently.</text:p>
      <text:p text:style-name="P22"/>
      <text:h text:style-name="P24" text:outline-level="4">IMDB Original:</text:h>
      <text:p text:style-name="P22">['Musical', 'Horror', 'War', 'Western', 'null', 'Comedy', 'Animation', 'History', 'Fantasy', 'Music', 'News', 'Short', 'Adult', 'Biography', 'Reality-TV', 'Talk-Show', 'Adventure', 'Action', 'Drama', 'Game-Show', 'Romance', 'Film-Noir', 'Sci-Fi', 'Thriller', 'Crime', 'Sport', 'Mystery', 'Documentary', 'Family']</text:p>
      <text:p text:style-name="P22"/>
      <text:h text:style-name="P24" text:outline-level="4">ROTTEN Original:</text:h>
      <text:p text:style-name="P22">['null', 'Comedy', 'Kids', 'Manga', 'Sports', 'Lesbian', 'Family', 'Documentary', 'Science Fiction', 'Adventure', 'Action', 'Fantasy', 'Drama', 'Anime', 'Spirituality', 'Animation', 'Special Interest', 'Western', 'Television', 'Cult Movies', 'Musical', 'International', 'Art House', 'Mystery', 'Horror', 'Fitness', 'Classics', 'Performing Arts', 'Gay', 'Faith', 'Suspense', 'Romance']</text:p>
      <text:p text:style-name="P22"/>
      <text:p text:style-name="P22"/>
      <text:p text:style-name="P22"/>
      <text:p text:style-name="P22"/>
      <text:p text:style-name="P22"/>
      <table:table table:name="Table1" table:style-name="Table1">
        <table:table-column table:style-name="Table1.A"/>
        <table:table-column table:style-name="Table1.B"/>
        <table:table-header-rows>
          <text:soft-page-break/>
          <table:table-row>
            <table:table-cell table:style-name="Table1.A1" office:value-type="string">
              <text:p text:style-name="P31">IMDB</text:p>
            </table:table-cell>
            <table:table-cell table:style-name="Table1.A1" office:value-type="string">
              <text:p text:style-name="P31">Rotten Tomatoes</text:p>
            </table:table-cell>
          </table:table-row>
        </table:table-header-rows>
        <table:table-row>
          <table:table-cell table:style-name="Table1.A1" office:value-type="string">
            <text:p text:style-name="P33">Music, Musical</text:p>
          </table:table-cell>
          <table:table-cell table:style-name="Table1.A1" office:value-type="string">
            <text:p text:style-name="P33">Musical</text:p>
          </table:table-cell>
        </table:table-row>
        <table:table-row>
          <table:table-cell table:style-name="Table1.A1" office:value-type="string">
            <text:p text:style-name="P33">Horror</text:p>
          </table:table-cell>
          <table:table-cell table:style-name="Table1.A1" office:value-type="string">
            <text:p text:style-name="P33">Horror</text:p>
          </table:table-cell>
        </table:table-row>
        <table:table-row>
          <table:table-cell table:style-name="Table1.A1" office:value-type="string">
            <text:p text:style-name="P33">Western</text:p>
          </table:table-cell>
          <table:table-cell table:style-name="Table1.A1" office:value-type="string">
            <text:p text:style-name="P33">Western</text:p>
          </table:table-cell>
        </table:table-row>
        <table:table-row>
          <table:table-cell table:style-name="Table1.A1" office:value-type="string">
            <text:p text:style-name="P33">Comedy</text:p>
          </table:table-cell>
          <table:table-cell table:style-name="Table1.A1" office:value-type="string">
            <text:p text:style-name="P33">Comedy</text:p>
          </table:table-cell>
        </table:table-row>
        <table:table-row>
          <table:table-cell table:style-name="Table1.A1" office:value-type="string">
            <text:p text:style-name="P33">Animation</text:p>
          </table:table-cell>
          <table:table-cell table:style-name="Table1.A1" office:value-type="string">
            <text:p text:style-name="P33">Animation, Anime, Manga</text:p>
          </table:table-cell>
        </table:table-row>
        <table:table-row>
          <table:table-cell table:style-name="Table1.A1" office:value-type="string">
            <text:p text:style-name="P33">History</text:p>
          </table:table-cell>
          <table:table-cell table:style-name="Table1.A1" office:value-type="string">
            <text:p text:style-name="P33">History</text:p>
          </table:table-cell>
        </table:table-row>
        <table:table-row>
          <table:table-cell table:style-name="Table1.A1" office:value-type="string">
            <text:p text:style-name="P33">Fantasy</text:p>
          </table:table-cell>
          <table:table-cell table:style-name="Table1.A1" office:value-type="string">
            <text:p text:style-name="P33">Fantasy</text:p>
          </table:table-cell>
        </table:table-row>
        <table:table-row>
          <table:table-cell table:style-name="Table1.A1" office:value-type="string">
            <text:p text:style-name="P33">Adult</text:p>
          </table:table-cell>
          <table:table-cell table:style-name="Table1.A1" office:value-type="string">
            <text:p text:style-name="P33">Lesbian, Gay</text:p>
          </table:table-cell>
        </table:table-row>
        <table:table-row>
          <table:table-cell table:style-name="Table1.A1" office:value-type="string">
            <text:p text:style-name="P33">Game Show, Reality TV, Talk Show</text:p>
          </table:table-cell>
          <table:table-cell table:style-name="Table1.A1" office:value-type="string">
            <text:p text:style-name="P33">Television</text:p>
          </table:table-cell>
        </table:table-row>
        <table:table-row>
          <table:table-cell table:style-name="Table1.A1" office:value-type="string">
            <text:p text:style-name="P33">Adventure</text:p>
          </table:table-cell>
          <table:table-cell table:style-name="Table1.A1" office:value-type="string">
            <text:p text:style-name="P33">Adventure</text:p>
          </table:table-cell>
        </table:table-row>
        <table:table-row>
          <table:table-cell table:style-name="Table1.A1" office:value-type="string">
            <text:p text:style-name="P33">Action</text:p>
          </table:table-cell>
          <table:table-cell table:style-name="Table1.A1" office:value-type="string">
            <text:p text:style-name="P33">Action</text:p>
          </table:table-cell>
        </table:table-row>
        <table:table-row>
          <table:table-cell table:style-name="Table1.A1" office:value-type="string">
            <text:p text:style-name="P33">Drama</text:p>
          </table:table-cell>
          <table:table-cell table:style-name="Table1.A1" office:value-type="string">
            <text:p text:style-name="P33">Drama</text:p>
          </table:table-cell>
        </table:table-row>
        <table:table-row>
          <table:table-cell table:style-name="Table1.A1" office:value-type="string">
            <text:p text:style-name="P33">Romance</text:p>
          </table:table-cell>
          <table:table-cell table:style-name="Table1.A1" office:value-type="string">
            <text:p text:style-name="P33">Romance</text:p>
          </table:table-cell>
        </table:table-row>
        <table:table-row>
          <table:table-cell table:style-name="Table1.A1" office:value-type="string">
            <text:p text:style-name="P33">Sci Fi</text:p>
          </table:table-cell>
          <table:table-cell table:style-name="Table1.A1" office:value-type="string">
            <text:p text:style-name="P33">Science Fiction</text:p>
          </table:table-cell>
        </table:table-row>
        <table:table-row>
          <table:table-cell table:style-name="Table1.A1" office:value-type="string">
            <text:p text:style-name="P33">Mystery, Thriller</text:p>
          </table:table-cell>
          <table:table-cell table:style-name="Table1.A1" office:value-type="string">
            <text:p text:style-name="P33">Mystery, Suspense</text:p>
          </table:table-cell>
        </table:table-row>
        <table:table-row>
          <table:table-cell table:style-name="Table1.A1" office:value-type="string">
            <text:p text:style-name="P33">Sports</text:p>
          </table:table-cell>
          <table:table-cell table:style-name="Table1.A1" office:value-type="string">
            <text:p text:style-name="P33">Sports</text:p>
          </table:table-cell>
        </table:table-row>
        <table:table-row>
          <table:table-cell table:style-name="Table1.A1" office:value-type="string">
            <text:p text:style-name="P33">Documentary</text:p>
          </table:table-cell>
          <table:table-cell table:style-name="Table1.A1" office:value-type="string">
            <text:p text:style-name="P33">Documentary</text:p>
          </table:table-cell>
        </table:table-row>
        <table:table-row>
          <table:table-cell table:style-name="Table1.A1" office:value-type="string">
            <text:p text:style-name="P33">Family</text:p>
          </table:table-cell>
          <table:table-cell table:style-name="Table1.A1" office:value-type="string">
            <text:p text:style-name="P33">Family</text:p>
          </table:table-cell>
        </table:table-row>
      </table:table>
      <text:p text:style-name="P23"><text:span text:style-name="Strong_20_Emphasis"><text:span text:style-name="T6"/></text:span></text:p>
      <text:p text:style-name="P23"><text:span text:style-name="Strong_20_Emphasis"><text:span text:style-name="T6">Category that does not match:</text:span></text:span><text:span text:style-name="T7"><text:line-break/></text:span><text:span text:style-name="Strong_20_Emphasis"><text:span text:style-name="T6">IMDB</text:span></text:span><text:span text:style-name="T7">: War, History, News, Short, Biography, Film Noir, Crime<text:line-break/></text:span><text:span text:style-name="Strong_20_Emphasis"><text:span text:style-name="T6">Rotten Tomatoes</text:span></text:span><text:span text:style-name="T7">: Kids, Spiritually, Special Interest, Cult Movies, International, Art House, Fitness, Classics, Performing Arts, Fatih, Suspense</text:span></text:p>
      <text:p text:style-name="P12"/>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7"><text:soft-page-break/>Blocking First Stage</text:p>
      <text:p text:style-name="P1">Started off with a blocker for each attribute.</text:p>
      <text:p text:style-name="P1"/>
      <text:p text:style-name="P3">Candidate 1: Block on Title using Magellan's Overlap Blocker</text:p>
      <text:p text:style-name="P1">Results: </text:p>
      <text:p text:style-name="P1"><text:tab/><text:span text:style-name="T4">Reduced to 1,794,800 rows</text:span>, should be able to reduce to a smaller number because there are a lot of irrelevant matches</text:p>
      <text:p text:style-name="P1"><text:tab/>Debugger shows that there are little to none potential matches that are dropped, so we can assume that this candidate is safe</text:p>
      <text:p text:style-name="P1"/>
      <text:p text:style-name="P1">After Revised:</text:p>
      <text:p text:style-name="P3">Candidate 1x: Block on Candidate 1 using Edit Distance Similarity with a Threshold of 0.4</text:p>
      <text:p text:style-name="P1">This blocker is tested with other threshold and a Threshold of 0.45 gives the best result while, 0.5 and above dropped a lot of potential matches</text:p>
      <text:p text:style-name="P1">Results:</text:p>
      <text:p text:style-name="P1"><text:tab/><text:span text:style-name="T4">Reduced to 100,789 rows</text:span></text:p>
      <text:p text:style-name="P1"><text:tab/>Debugger shows similar to result of Candidate 1's debugger with a few additional potential matches dropped (around 4 or 5)</text:p>
      <text:p text:style-name="P1"><text:tab/>Result is promising, will try to build blocker on top of this Candidate blocker</text:p>
      <text:p text:style-name="P1"/>
      <text:p text:style-name="P3">Candidate 2: Block on Duration using Magellan's Attribute Equivalence Blocker</text:p>
      <text:p text:style-name="P1">Results:</text:p>
      <text:p text:style-name="P1"><text:tab/>Reduced to 1,421,519 rows, a lot of irrelevant matches that exist</text:p>
      <text:p text:style-name="P1"><text:tab/>Debugger shows that a lot of matches are dropped, most of them has a similarity measure of 0.8 and above</text:p>
      <text:p text:style-name="P1"><text:tab/>We decided to not use Candidate 2 for blocking</text:p>
      <text:p text:style-name="P1"/>
      <text:p text:style-name="P3">Candidate 3: Block on Director using Magellan's Overlap Blocker</text:p>
      <text:p text:style-name="P1">Results:</text:p>
      <text:p text:style-name="P1"><text:tab/>Reduced to 690,292 rows, however this candidate is not ideal because there is a lot of Null values</text:p>
      <text:p text:style-name="P1"><text:tab/>Debugger shows that a lot potential matches are dropped because some directors have Null values</text:p>
      <text:p text:style-name="P1"/>
      <text:p text:style-name="P3">Candidate 4: Block on Category using Magellan's Overlap Blocker</text:p>
      <text:p text:style-name="P1">Results:</text:p>
      <text:p text:style-name="P1"><text:tab/>Reduced to 3,347,432 rows, a lot of irrelevant matches</text:p>
      <text:p text:style-name="P1"><text:tab/>Debugger shows that a lot of potential matches dropped because both Datasets uses different types of categories</text:p>
      <text:p text:style-name="P1"><text:tab/>Will try to match the categories by hand and cleaned the data based on the categories before using this to block</text:p>
      <text:p text:style-name="P1">Revised (After cleaning the data):</text:p>
      <text:p text:style-name="P1"><text:tab/>Reduce to 3,391,344 rows, still a lot of irrelevant matches, only reduced to a third of the total matches</text:p>
      <text:p text:style-name="P1"><text:tab/>Debugger shows slightly better but similar results</text:p>
      <text:p text:style-name="P1"/>
      <text:p text:style-name="P1"/>
      <text:p text:style-name="P1"/>
      <text:p text:style-name="P5"><text:soft-page-break/>Blocking Second Stage</text:p>
      <text:p text:style-name="P1">Decided to use Candidate 1<text:span text:style-name="T10">x</text:span> from the First Stage:</text:p>
      <text:p text:style-name="P1">Candidate 1<text:span text:style-name="T10">x</text:span> uses Magellan's Overlap Blocker then apply Edit Distance Similarity with a Threshold of 0.4</text:p>
      <text:p text:style-name="P1">The size of the table is reduced to 100,789 rows, which is only 0.1% out of the total size</text:p>
      <text:p text:style-name="P1">From here, we will call Candidate 1<text:span text:style-name="T10">x</text:span> = Candidate X</text:p>
      <text:p text:style-name="P1"/>
      <text:p text:style-name="P1">We applied more blocking on the Candidate X obtained from the First Stage</text:p>
      <text:p text:style-name="P1"/>
      <text:p text:style-name="P3">Candidate A: Block using Rating with Relative Distance on Candidate X</text:p>
      <text:p text:style-name="P1">Result:</text:p>
      <text:p text:style-name="P1"><text:tab/>With relative distance &lt; x, where x is 0.1,0.2,0.3</text:p>
      <text:p text:style-name="P1"><text:tab/>We managed to reduce the size but a lot of potential candidates are dropped when tested with the debugger.</text:p>
      <text:p text:style-name="P1"><text:tab/>Hence, this is not a good method.</text:p>
      <text:p text:style-name="P1"/>
      <text:p text:style-name="P3">Candidate B: Block using Director with Overlap Blocker</text:p>
      <text:p text:style-name="P11">Result:</text:p>
      <text:p text:style-name="P11"><text:tab/>Reduce to 15,417 rows, Debugger shows only a few potential matches dropped</text:p>
      <text:p text:style-name="P11"/>
      <text:p text:style-name="P3">Candidate C: Block using Category with Overlap Blocker</text:p>
      <text:p text:style-name="P11">Result:</text:p>
      <text:p text:style-name="P11"><text:tab/>Reduce to 5,085 rows, Debugger shows a lot of potential matches dropped</text:p>
      <text:p text:style-name="P11"/>
      <text:p text:style-name="P3">Candidate D: Block using Duration with Equivalence Blocker</text:p>
      <text:p text:style-name="P11">Result:</text:p>
      <text:p text:style-name="P11"><text:tab/>Reduce to 6,966 <text:s/>rows, Debugger shows a lot of potential matches dropped</text:p>
      <text:p text:style-name="P11"/>
      <text:p text:style-name="P11">Although Candidate C and D managed to reduce the size significantly, a lot of potential matches are dropped. Hence, we figured that the best solution would be a union of Candidate B, Candidate C and Candidate D.</text:p>
      <text:p text:style-name="P11"/>
      <text:p text:style-name="P7">Blocking Final Stage</text:p>
      <text:p text:style-name="P25">After developing some secondary blockers on top of Candidate X, we plan to union the results of<text:line-break/>potential Candidates (B,C and D), (B and C), (B and D), (C and D)</text:p>
      <text:p text:style-name="P22"><text:span text:style-name="T4">The best result that we obtained is union_A which is the union of Candidate (B,C and D)</text:span><text:line-break/>Union_A gives the best reduction and the least potential matches lost<text:line-break/><text:span text:style-name="T4">The final size is 23,331 which is 0.01</text:span><text:span text:style-name="T5">6</text:span><text:span text:style-name="T4">% of the total size</text:span></text:p>
      <text:p text:style-name="P9"/>
      <text:p text:style-name="P9"/>
      <text:p text:style-name="P9"/>
      <text:p text:style-name="P9"/>
      <text:p text:style-name="P9"/>
      <text:p text:style-name="P9"/>
      <text:p text:style-name="P9"/>
      <text:p text:style-name="P9"/>
      <text:p text:style-name="P9"/>
      <text:p text:style-name="P7"><text:soft-page-break/>Questions and Answers</text:p>
      <text:p text:style-name="P27">How did you develop the final blocker? What blocker did you start with? What problems did you see? Then how did you revise it to come up with the next blocker? In short, explain the *development process*, from the first blocker all the way to the final blocker (that you submit in the Jupyter file). </text:p>
      <text:p text:style-name="P38">Answer can be found in the development process.</text:p>
      <text:p text:style-name="P38"/>
      <text:p text:style-name="P29">If you use Magellan, then did you use the debugger? If so, where in the process? And what did you find? Was it useful, in what way? If you do not use Magellan, you can skip this question. </text:p>
      <text:p text:style-name="P38">Yes, I used Magellan and the debugger. Throughout the whole process of doing blocking and developing potential candidates. Yes, it is very useful to decide if your blocker is working properly or not. The debugger is used to narrow the potential blockers.</text:p>
      <text:p text:style-name="P38"/>
      <text:p text:style-name="P26"><text:span text:style-name="T3">How much time did it take for you to do the whole blocking process?</text:span><text:span text:style-name="T11"> </text:span></text:p>
      <text:p text:style-name="P39">To generate Table C, it takes around 7minutes. To come up with the blocking process, it took me around 6 hours.</text:p>
      <text:p text:style-name="P13"/>
      <text:p text:style-name="P28">Report the size of table A, the size of table B, the total number of tuple pairs in the Catersian product of A and B, and the total number of tuple pairs in the table C.</text:p>
      <text:p text:style-name="P16">Size of <text:span text:style-name="T12">Table</text:span> A = 21701 rows</text:p>
      <text:p text:style-name="P16">Size of <text:span text:style-name="T12">Table</text:span> B = 6921 rows</text:p>
      <text:p text:style-name="P14"><text:span text:style-name="T1">Size of </text:span><text:span text:style-name="T2">Table A x Table B</text:span><text:span text:style-name="T1"> = 150,192,621 rows</text:span></text:p>
      <text:p text:style-name="P39">Size of Table C = 23,332 rows</text:p>
      <text:p text:style-name="P15"><text:span text:style-name="T12">Size of Table C / (Table A x Table B) = </text:span><text:span text:style-name="T8">0.01553471791</text:span><text:span text:style-name="T9">% ~ 0.016%</text:span></text:p>
      <text:p text:style-name="P40"/>
      <text:p text:style-name="P26">Did you have to do any cleaning or additional information extraction on tables A and B?  </text:p>
      <text:p text:style-name="P17"><text:span text:style-name="T9">Y</text:span><text:span text:style-name="T8">es, we have to do some cleaning to standardize Table A and Table B. More information on cleaning can be found in the development process.</text:span></text:p>
      <text:p text:style-name="P41"/>
      <text:p text:style-name="P30">Did you run into any issues using Magellan (such as scalability?). Provide feedback on Magellan. Is there anything you want to see in Magellan (and is not there)?  If you do not use Magellan, you can skip this question. </text:p>
      <text:p text:style-name="P42">One big issue that I ran into is that whenever I try to run Magellan (more complex blocking) on a table size that is too large, my laptop will crash. It’s probably my laptop’s fault for not having enough memory. That is the reason why I reduce the table size before doing more intensive blocking on it. I am not sure how Magellan works but it will be great if Magellan can somehow store part of the data on disk instead of the memory to reduce lag or crash while its doing something with the data if the data is too large. (Just a suggestion)</text:p>
      <text:p text:style-name="P42"/>
      <text:p text:style-name="P42"/>
      <text:p text:style-name="P42"/>
      <text:p text:style-name="P42"/>
      <text:p text:style-name="P42"/>
      <text:p text:style-name="P4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14T09:08:56.706126010</meta:creation-date>
    <dc:date>2016-11-14T10:01:00.524140751</dc:date>
    <meta:editing-duration>PT8M59S</meta:editing-duration>
    <meta:editing-cycles>2</meta:editing-cycles>
    <meta:generator>LibreOffice/5.1.4.2$Linux_X86_64 LibreOffice_project/10m0$Build-2</meta:generator>
    <meta:document-statistic meta:table-count="1" meta:image-count="0" meta:object-count="0" meta:page-count="6" meta:paragraph-count="166" meta:word-count="1730" meta:character-count="10279" meta:non-whitespace-character-count="8685"/>
  </office:meta>
</office:document-meta>
</file>